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414721111590001</text:p>
          </table:table-cell>
          <table:table-cell office:value-type="string" calcext:value-type="string">
            <text:p>2025-03-04 19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5552" calcext:value-type="float">
            <text:p>-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721111590001</text:p>
          </table:table-cell>
          <table:table-cell office:value-type="string" calcext:value-type="string">
            <text:p>2024-03-21 21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3736" calcext:value-type="float">
            <text:p>-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721111590001</text:p>
          </table:table-cell>
          <table:table-cell office:value-type="string" calcext:value-type="string">
            <text:p>2023-09-26 18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4968" calcext:value-type="float">
            <text:p>-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721111590001</text:p>
          </table:table-cell>
          <table:table-cell office:value-type="string" calcext:value-type="string">
            <text:p>2023-03-22 21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67968" calcext:value-type="float">
            <text:p>-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721111590001</text:p>
          </table:table-cell>
          <table:table-cell office:value-type="string" calcext:value-type="string">
            <text:p>2022-07-07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31848" calcext:value-type="float">
            <text:p>-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721111590001</text:p>
          </table:table-cell>
          <table:table-cell office:value-type="string" calcext:value-type="string">
            <text:p>2021-06-22 18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93264" calcext:value-type="float">
            <text:p>-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721111590001</text:p>
          </table:table-cell>
          <table:table-cell office:value-type="string" calcext:value-type="string">
            <text:p>2021-03-10 20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3632" calcext:value-type="float">
            <text:p>-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721111590001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57528" calcext:value-type="float">
            <text:p>-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721111590001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95272" calcext:value-type="float">
            <text:p>-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721111590001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91512" calcext:value-type="float">
            <text:p>-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721111590001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0312" calcext:value-type="float">
            <text:p>-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721111590001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5928" calcext:value-type="float">
            <text:p>-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721111590001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33144" calcext:value-type="float">
            <text:p>-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721111590001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1732" calcext:value-type="float">
            <text:p>-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721111590001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24" calcext:value-type="float">
            <text:p>-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721111590001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77696" calcext:value-type="float">
            <text:p>-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721111590001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59408" calcext:value-type="float">
            <text:p>-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721111590001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002" calcext:value-type="float">
            <text:p>-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721111590001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8496" calcext:value-type="float">
            <text:p>-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721111590001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58112" calcext:value-type="float">
            <text:p>-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721111590001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0208" calcext:value-type="float">
            <text:p>-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721111590001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24" calcext:value-type="float">
            <text:p>-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721111590001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33728" calcext:value-type="float">
            <text:p>-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721111590001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19072" calcext:value-type="float">
            <text:p>-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721111590001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19072" calcext:value-type="float">
            <text:p>-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721111590001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8308" calcext:value-type="float">
            <text:p>-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721111590001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62328" calcext:value-type="float">
            <text:p>-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721111590001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62912" calcext:value-type="float">
            <text:p>-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721111590001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12264" calcext:value-type="float">
            <text:p>-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721111590001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908" calcext:value-type="float">
            <text:p>-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721111590001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1648" calcext:value-type="float">
            <text:p>-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721111590001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86" calcext:value-type="float">
            <text:p>-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721111590001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6888" calcext:value-type="float">
            <text:p>-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721111590001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4696" calcext:value-type="float">
            <text:p>-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721111590001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1648" calcext:value-type="float">
            <text:p>-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721111590001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4696" calcext:value-type="float">
            <text:p>-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721111590001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4028" calcext:value-type="float">
            <text:p>-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721111590001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098" calcext:value-type="float">
            <text:p>-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721111590001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7452" calcext:value-type="float">
            <text:p>-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721111590001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4592" calcext:value-type="float">
            <text:p>-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721111590001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764" calcext:value-type="float">
            <text:p>-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721111590001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6784" calcext:value-type="float">
            <text:p>-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721111590001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0688" calcext:value-type="float">
            <text:p>-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721111590001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1544" calcext:value-type="float">
            <text:p>-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721111590001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812" calcext:value-type="float">
            <text:p>-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721111590001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4884" calcext:value-type="float">
            <text:p>-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721111590001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8788" calcext:value-type="float">
            <text:p>-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721111590001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2692" calcext:value-type="float">
            <text:p>-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721111590001</text:p>
          </table:table-cell>
          <table:table-cell office:value-type="string" calcext:value-type="string">
            <text:p>200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1168" calcext:value-type="float">
            <text:p>-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721111590001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9644" calcext:value-type="float">
            <text:p>-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721111590001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30552" calcext:value-type="float">
            <text:p>-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721111590001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1168" calcext:value-type="float">
            <text:p>-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721111590001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098" calcext:value-type="float">
            <text:p>-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721111590001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0312" calcext:value-type="float">
            <text:p>-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721111590001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4884" calcext:value-type="float">
            <text:p>-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721111590001</text:p>
          </table:table-cell>
          <table:table-cell office:value-type="string" calcext:value-type="string">
            <text:p>200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1168" calcext:value-type="float">
            <text:p>-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721111590001</text:p>
          </table:table-cell>
          <table:table-cell office:value-type="string" calcext:value-type="string">
            <text:p>200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4216" calcext:value-type="float">
            <text:p>-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721111590001</text:p>
          </table:table-cell>
          <table:table-cell office:value-type="string" calcext:value-type="string">
            <text:p>200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4216" calcext:value-type="float">
            <text:p>-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721111590001</text:p>
          </table:table-cell>
          <table:table-cell office:value-type="string" calcext:value-type="string">
            <text:p>200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1836" calcext:value-type="float">
            <text:p>-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721111590001</text:p>
          </table:table-cell>
          <table:table-cell office:value-type="string" calcext:value-type="string">
            <text:p>200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93392" calcext:value-type="float">
            <text:p>-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721111590001</text:p>
          </table:table-cell>
          <table:table-cell office:value-type="string" calcext:value-type="string">
            <text:p>200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88464" calcext:value-type="float">
            <text:p>-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721111590001</text:p>
          </table:table-cell>
          <table:table-cell office:value-type="string" calcext:value-type="string">
            <text:p>200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6408" calcext:value-type="float">
            <text:p>-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721111590001</text:p>
          </table:table-cell>
          <table:table-cell office:value-type="string" calcext:value-type="string">
            <text:p>200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54352" calcext:value-type="float">
            <text:p>-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721111590001</text:p>
          </table:table-cell>
          <table:table-cell office:value-type="string" calcext:value-type="string">
            <text:p>200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34184" calcext:value-type="float">
            <text:p>-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721111590001</text:p>
          </table:table-cell>
          <table:table-cell office:value-type="string" calcext:value-type="string">
            <text:p>200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67712" calcext:value-type="float">
            <text:p>-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721111590001</text:p>
          </table:table-cell>
          <table:table-cell office:value-type="string" calcext:value-type="string">
            <text:p>200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25624" calcext:value-type="float">
            <text:p>-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721111590001</text:p>
          </table:table-cell>
          <table:table-cell office:value-type="string" calcext:value-type="string">
            <text:p>200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71928" calcext:value-type="float">
            <text:p>-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721111590001</text:p>
          </table:table-cell>
          <table:table-cell office:value-type="string" calcext:value-type="string">
            <text:p>200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74976" calcext:value-type="float">
            <text:p>-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721111590001</text:p>
          </table:table-cell>
          <table:table-cell office:value-type="string" calcext:value-type="string">
            <text:p>200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57272" calcext:value-type="float">
            <text:p>-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721111590001</text:p>
          </table:table-cell>
          <table:table-cell office:value-type="string" calcext:value-type="string">
            <text:p>200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07208" calcext:value-type="float">
            <text:p>-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721111590001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15768" calcext:value-type="float">
            <text:p>-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721111590001</text:p>
          </table:table-cell>
          <table:table-cell office:value-type="string" calcext:value-type="string">
            <text:p>200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92552" calcext:value-type="float">
            <text:p>-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721111590001</text:p>
          </table:table-cell>
          <table:table-cell office:value-type="string" calcext:value-type="string">
            <text:p>200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05328" calcext:value-type="float">
            <text:p>-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721111590001</text:p>
          </table:table-cell>
          <table:table-cell office:value-type="string" calcext:value-type="string">
            <text:p>200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331464" calcext:value-type="float">
            <text:p>-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721111590001</text:p>
          </table:table-cell>
          <table:table-cell office:value-type="string" calcext:value-type="string">
            <text:p>200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651504" calcext:value-type="float">
            <text:p>-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721111590001</text:p>
          </table:table-cell>
          <table:table-cell office:value-type="string" calcext:value-type="string">
            <text:p>200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66872" calcext:value-type="float">
            <text:p>-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721111590001</text:p>
          </table:table-cell>
          <table:table-cell office:value-type="string" calcext:value-type="string">
            <text:p>200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87624" calcext:value-type="float">
            <text:p>-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721111590001</text:p>
          </table:table-cell>
          <table:table-cell office:value-type="string" calcext:value-type="string">
            <text:p>200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57144" calcext:value-type="float">
            <text:p>-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721111590001</text:p>
          </table:table-cell>
          <table:table-cell office:value-type="string" calcext:value-type="string">
            <text:p>200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53512" calcext:value-type="float">
            <text:p>-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721111590001</text:p>
          </table:table-cell>
          <table:table-cell office:value-type="string" calcext:value-type="string">
            <text:p>200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79776" calcext:value-type="float">
            <text:p>-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721111590001</text:p>
          </table:table-cell>
          <table:table-cell office:value-type="string" calcext:value-type="string">
            <text:p>200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31008" calcext:value-type="float">
            <text:p>-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721111590001</text:p>
          </table:table-cell>
          <table:table-cell office:value-type="string" calcext:value-type="string">
            <text:p>200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45664" calcext:value-type="float">
            <text:p>-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721111590001</text:p>
          </table:table-cell>
          <table:table-cell office:value-type="string" calcext:value-type="string">
            <text:p>200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79192" calcext:value-type="float">
            <text:p>-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721111590001</text:p>
          </table:table-cell>
          <table:table-cell office:value-type="string" calcext:value-type="string">
            <text:p>200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12136" calcext:value-type="float">
            <text:p>-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721111590001</text:p>
          </table:table-cell>
          <table:table-cell office:value-type="string" calcext:value-type="string">
            <text:p>200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12848" calcext:value-type="float">
            <text:p>-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721111590001</text:p>
          </table:table-cell>
          <table:table-cell office:value-type="string" calcext:value-type="string">
            <text:p>200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7932" calcext:value-type="float">
            <text:p>-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721111590001</text:p>
          </table:table-cell>
          <table:table-cell office:value-type="string" calcext:value-type="string">
            <text:p>200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59864" calcext:value-type="float">
            <text:p>-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721111590001</text:p>
          </table:table-cell>
          <table:table-cell office:value-type="string" calcext:value-type="string">
            <text:p>200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48384" calcext:value-type="float">
            <text:p>-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721111590001</text:p>
          </table:table-cell>
          <table:table-cell office:value-type="string" calcext:value-type="string">
            <text:p>200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9352" calcext:value-type="float">
            <text:p>-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721111590001</text:p>
          </table:table-cell>
          <table:table-cell office:value-type="string" calcext:value-type="string">
            <text:p>200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6492" calcext:value-type="float">
            <text:p>-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721111590001</text:p>
          </table:table-cell>
          <table:table-cell office:value-type="string" calcext:value-type="string">
            <text:p>200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6492" calcext:value-type="float">
            <text:p>-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721111590001</text:p>
          </table:table-cell>
          <table:table-cell office:value-type="string" calcext:value-type="string">
            <text:p>200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89304" calcext:value-type="float">
            <text:p>-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721111590001</text:p>
          </table:table-cell>
          <table:table-cell office:value-type="string" calcext:value-type="string">
            <text:p>200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6492" calcext:value-type="float">
            <text:p>-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721111590001</text:p>
          </table:table-cell>
          <table:table-cell office:value-type="string" calcext:value-type="string">
            <text:p>200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89304" calcext:value-type="float">
            <text:p>-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721111590001</text:p>
          </table:table-cell>
          <table:table-cell office:value-type="string" calcext:value-type="string">
            <text:p>200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92936" calcext:value-type="float">
            <text:p>-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721111590001</text:p>
          </table:table-cell>
          <table:table-cell office:value-type="string" calcext:value-type="string">
            <text:p>200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4112" calcext:value-type="float">
            <text:p>-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721111590001</text:p>
          </table:table-cell>
          <table:table-cell office:value-type="string" calcext:value-type="string">
            <text:p>200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1732" calcext:value-type="float">
            <text:p>-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721111590001</text:p>
          </table:table-cell>
          <table:table-cell office:value-type="string" calcext:value-type="string">
            <text:p>200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9832" calcext:value-type="float">
            <text:p>-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721111590001</text:p>
          </table:table-cell>
          <table:table-cell office:value-type="string" calcext:value-type="string">
            <text:p>200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9352" calcext:value-type="float">
            <text:p>-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721111590001</text:p>
          </table:table-cell>
          <table:table-cell office:value-type="string" calcext:value-type="string">
            <text:p>200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6972" calcext:value-type="float">
            <text:p>-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721111590001</text:p>
          </table:table-cell>
          <table:table-cell office:value-type="string" calcext:value-type="string">
            <text:p>200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43456" calcext:value-type="float">
            <text:p>-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721111590001</text:p>
          </table:table-cell>
          <table:table-cell office:value-type="string" calcext:value-type="string">
            <text:p>200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24456" calcext:value-type="float">
            <text:p>-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721111590001</text:p>
          </table:table-cell>
          <table:table-cell office:value-type="string" calcext:value-type="string">
            <text:p>200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4884" calcext:value-type="float">
            <text:p>-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721111590001</text:p>
          </table:table-cell>
          <table:table-cell office:value-type="string" calcext:value-type="string">
            <text:p>200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5364" calcext:value-type="float">
            <text:p>-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721111590001</text:p>
          </table:table-cell>
          <table:table-cell office:value-type="string" calcext:value-type="string">
            <text:p>199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30424" calcext:value-type="float">
            <text:p>-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721111590001</text:p>
          </table:table-cell>
          <table:table-cell office:value-type="string" calcext:value-type="string">
            <text:p>199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0124" calcext:value-type="float">
            <text:p>-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721111590001</text:p>
          </table:table-cell>
          <table:table-cell office:value-type="string" calcext:value-type="string">
            <text:p>199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49424" calcext:value-type="float">
            <text:p>-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721111590001</text:p>
          </table:table-cell>
          <table:table-cell office:value-type="string" calcext:value-type="string">
            <text:p>199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48256" calcext:value-type="float">
            <text:p>-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721111590001</text:p>
          </table:table-cell>
          <table:table-cell office:value-type="string" calcext:value-type="string">
            <text:p>199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60576" calcext:value-type="float">
            <text:p>-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721111590001</text:p>
          </table:table-cell>
          <table:table-cell office:value-type="string" calcext:value-type="string">
            <text:p>199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59408" calcext:value-type="float">
            <text:p>-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721111590001</text:p>
          </table:table-cell>
          <table:table-cell office:value-type="string" calcext:value-type="string">
            <text:p>199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9832" calcext:value-type="float">
            <text:p>-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721111590001</text:p>
          </table:table-cell>
          <table:table-cell office:value-type="string" calcext:value-type="string">
            <text:p>199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0688" calcext:value-type="float">
            <text:p>-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721111590001</text:p>
          </table:table-cell>
          <table:table-cell office:value-type="string" calcext:value-type="string">
            <text:p>199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6784" calcext:value-type="float">
            <text:p>-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721111590001</text:p>
          </table:table-cell>
          <table:table-cell office:value-type="string" calcext:value-type="string">
            <text:p>199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5928" calcext:value-type="float">
            <text:p>-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721111590001</text:p>
          </table:table-cell>
          <table:table-cell office:value-type="string" calcext:value-type="string">
            <text:p>199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764" calcext:value-type="float">
            <text:p>-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721111590001</text:p>
          </table:table-cell>
          <table:table-cell office:value-type="string" calcext:value-type="string">
            <text:p>199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6784" calcext:value-type="float">
            <text:p>-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721111590001</text:p>
          </table:table-cell>
          <table:table-cell office:value-type="string" calcext:value-type="string">
            <text:p>199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288" calcext:value-type="float">
            <text:p>-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721111590001</text:p>
          </table:table-cell>
          <table:table-cell office:value-type="string" calcext:value-type="string">
            <text:p>199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9456" calcext:value-type="float">
            <text:p>-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721111590001</text:p>
          </table:table-cell>
          <table:table-cell office:value-type="string" calcext:value-type="string">
            <text:p>199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9456" calcext:value-type="float">
            <text:p>-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721111590001</text:p>
          </table:table-cell>
          <table:table-cell office:value-type="string" calcext:value-type="string">
            <text:p>199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86" calcext:value-type="float">
            <text:p>-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721111590001</text:p>
          </table:table-cell>
          <table:table-cell office:value-type="string" calcext:value-type="string">
            <text:p>199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1648" calcext:value-type="float">
            <text:p>-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721111590001</text:p>
          </table:table-cell>
          <table:table-cell office:value-type="string" calcext:value-type="string">
            <text:p>199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1648" calcext:value-type="float">
            <text:p>-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721111590001</text:p>
          </table:table-cell>
          <table:table-cell office:value-type="string" calcext:value-type="string">
            <text:p>199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336" calcext:value-type="float">
            <text:p>-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721111590001</text:p>
          </table:table-cell>
          <table:table-cell office:value-type="string" calcext:value-type="string">
            <text:p>199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5552" calcext:value-type="float">
            <text:p>-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721111590001</text:p>
          </table:table-cell>
          <table:table-cell office:value-type="string" calcext:value-type="string">
            <text:p>198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6032" calcext:value-type="float">
            <text:p>-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721111590001</text:p>
          </table:table-cell>
          <table:table-cell office:value-type="string" calcext:value-type="string">
            <text:p>198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6888" calcext:value-type="float">
            <text:p>-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721111590001</text:p>
          </table:table-cell>
          <table:table-cell office:value-type="string" calcext:value-type="string">
            <text:p>198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2128" calcext:value-type="float">
            <text:p>-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721111590001</text:p>
          </table:table-cell>
          <table:table-cell office:value-type="string" calcext:value-type="string">
            <text:p>198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2608" calcext:value-type="float">
            <text:p>-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721111590001</text:p>
          </table:table-cell>
          <table:table-cell office:value-type="string" calcext:value-type="string">
            <text:p>198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53568" calcext:value-type="float">
            <text:p>-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721111590001</text:p>
          </table:table-cell>
          <table:table-cell office:value-type="string" calcext:value-type="string">
            <text:p>198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5052" calcext:value-type="float">
            <text:p>-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721111590001</text:p>
          </table:table-cell>
          <table:table-cell office:value-type="string" calcext:value-type="string">
            <text:p>198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74904" calcext:value-type="float">
            <text:p>-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721111590001</text:p>
          </table:table-cell>
          <table:table-cell office:value-type="string" calcext:value-type="string">
            <text:p>198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77952" calcext:value-type="float">
            <text:p>-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721111590001</text:p>
          </table:table-cell>
          <table:table-cell office:value-type="string" calcext:value-type="string">
            <text:p>198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93192" calcext:value-type="float">
            <text:p>-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721111590001</text:p>
          </table:table-cell>
          <table:table-cell office:value-type="string" calcext:value-type="string">
            <text:p>198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02336" calcext:value-type="float">
            <text:p>-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721111590001</text:p>
          </table:table-cell>
          <table:table-cell office:value-type="string" calcext:value-type="string">
            <text:p>198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63296" calcext:value-type="float">
            <text:p>-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721111590001</text:p>
          </table:table-cell>
          <table:table-cell office:value-type="string" calcext:value-type="string">
            <text:p>198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32816" calcext:value-type="float">
            <text:p>-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721111590001</text:p>
          </table:table-cell>
          <table:table-cell office:value-type="string" calcext:value-type="string">
            <text:p>198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81584" calcext:value-type="float">
            <text:p>-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721111590001</text:p>
          </table:table-cell>
          <table:table-cell office:value-type="string" calcext:value-type="string">
            <text:p>198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3944" calcext:value-type="float">
            <text:p>-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721111590001</text:p>
          </table:table-cell>
          <table:table-cell office:value-type="string" calcext:value-type="string">
            <text:p>198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3088" calcext:value-type="float">
            <text:p>-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721111590001</text:p>
          </table:table-cell>
          <table:table-cell office:value-type="string" calcext:value-type="string">
            <text:p>198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384" calcext:value-type="float">
            <text:p>-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721111590001</text:p>
          </table:table-cell>
          <table:table-cell office:value-type="string" calcext:value-type="string">
            <text:p>198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384" calcext:value-type="float">
            <text:p>-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721111590001</text:p>
          </table:table-cell>
          <table:table-cell office:value-type="string" calcext:value-type="string">
            <text:p>198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3464" calcext:value-type="float">
            <text:p>-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721111590001</text:p>
          </table:table-cell>
          <table:table-cell office:value-type="string" calcext:value-type="string">
            <text:p>198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6512" calcext:value-type="float">
            <text:p>-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721111590001</text:p>
          </table:table-cell>
          <table:table-cell office:value-type="string" calcext:value-type="string">
            <text:p>198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2128" calcext:value-type="float">
            <text:p>-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721111590001</text:p>
          </table:table-cell>
          <table:table-cell office:value-type="string" calcext:value-type="string">
            <text:p>197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956" calcext:value-type="float">
            <text:p>-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721111590001</text:p>
          </table:table-cell>
          <table:table-cell office:value-type="string" calcext:value-type="string">
            <text:p>197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432" calcext:value-type="float">
            <text:p>-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721111590001</text:p>
          </table:table-cell>
          <table:table-cell office:value-type="string" calcext:value-type="string">
            <text:p>197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2128" calcext:value-type="float">
            <text:p>-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721111590001</text:p>
          </table:table-cell>
          <table:table-cell office:value-type="string" calcext:value-type="string">
            <text:p>197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908" calcext:value-type="float">
            <text:p>-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721111590001</text:p>
          </table:table-cell>
          <table:table-cell office:value-type="string" calcext:value-type="string">
            <text:p>197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1272" calcext:value-type="float">
            <text:p>-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721111590001</text:p>
          </table:table-cell>
          <table:table-cell office:value-type="string" calcext:value-type="string">
            <text:p>197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48" calcext:value-type="float">
            <text:p>-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721111590001</text:p>
          </table:table-cell>
          <table:table-cell office:value-type="string" calcext:value-type="string">
            <text:p>197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0896" calcext:value-type="float">
            <text:p>-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721111590001</text:p>
          </table:table-cell>
          <table:table-cell office:value-type="string" calcext:value-type="string">
            <text:p>197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0416" calcext:value-type="float">
            <text:p>-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721111590001</text:p>
          </table:table-cell>
          <table:table-cell office:value-type="string" calcext:value-type="string">
            <text:p>197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5656" calcext:value-type="float">
            <text:p>-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721111590001</text:p>
          </table:table-cell>
          <table:table-cell office:value-type="string" calcext:value-type="string">
            <text:p>197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7848" calcext:value-type="float">
            <text:p>-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721111590001</text:p>
          </table:table-cell>
          <table:table-cell office:value-type="string" calcext:value-type="string">
            <text:p>197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3088" calcext:value-type="float">
            <text:p>-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721111590001</text:p>
          </table:table-cell>
          <table:table-cell office:value-type="string" calcext:value-type="string">
            <text:p>197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3944" calcext:value-type="float">
            <text:p>-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721111590001</text:p>
          </table:table-cell>
          <table:table-cell office:value-type="string" calcext:value-type="string">
            <text:p>197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44424" calcext:value-type="float">
            <text:p>-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721111590001</text:p>
          </table:table-cell>
          <table:table-cell office:value-type="string" calcext:value-type="string">
            <text:p>197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0792" calcext:value-type="float">
            <text:p>-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721111590001</text:p>
          </table:table-cell>
          <table:table-cell office:value-type="string" calcext:value-type="string">
            <text:p>197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6136" calcext:value-type="float">
            <text:p>-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721111590001</text:p>
          </table:table-cell>
          <table:table-cell office:value-type="string" calcext:value-type="string">
            <text:p>197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44424" calcext:value-type="float">
            <text:p>-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721111590001</text:p>
          </table:table-cell>
          <table:table-cell office:value-type="string" calcext:value-type="string">
            <text:p>197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38328" calcext:value-type="float">
            <text:p>-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721111590001</text:p>
          </table:table-cell>
          <table:table-cell office:value-type="string" calcext:value-type="string">
            <text:p>197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9456" calcext:value-type="float">
            <text:p>-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721111590001</text:p>
          </table:table-cell>
          <table:table-cell office:value-type="string" calcext:value-type="string">
            <text:p>197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7368" calcext:value-type="float">
            <text:p>-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721111590001</text:p>
          </table:table-cell>
          <table:table-cell office:value-type="string" calcext:value-type="string">
            <text:p>197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3088" calcext:value-type="float">
            <text:p>-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721111590001</text:p>
          </table:table-cell>
          <table:table-cell office:value-type="string" calcext:value-type="string">
            <text:p>197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6512" calcext:value-type="float">
            <text:p>-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721111590001</text:p>
          </table:table-cell>
          <table:table-cell office:value-type="string" calcext:value-type="string">
            <text:p>197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6512" calcext:value-type="float">
            <text:p>-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721111590001</text:p>
          </table:table-cell>
          <table:table-cell office:value-type="string" calcext:value-type="string">
            <text:p>196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2608" calcext:value-type="float">
            <text:p>-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721111590001</text:p>
          </table:table-cell>
          <table:table-cell office:value-type="string" calcext:value-type="string">
            <text:p>196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0896" calcext:value-type="float">
            <text:p>-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721111590001</text:p>
          </table:table-cell>
          <table:table-cell office:value-type="string" calcext:value-type="string">
            <text:p>196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3088" calcext:value-type="float">
            <text:p>-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721111590001</text:p>
          </table:table-cell>
          <table:table-cell office:value-type="string" calcext:value-type="string">
            <text:p>196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6992" calcext:value-type="float">
            <text:p>-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721111590001</text:p>
          </table:table-cell>
          <table:table-cell office:value-type="string" calcext:value-type="string">
            <text:p>196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32232" calcext:value-type="float">
            <text:p>-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721111590001</text:p>
          </table:table-cell>
          <table:table-cell office:value-type="string" calcext:value-type="string">
            <text:p>196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5656" calcext:value-type="float">
            <text:p>-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721111590001</text:p>
          </table:table-cell>
          <table:table-cell office:value-type="string" calcext:value-type="string">
            <text:p>196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1272" calcext:value-type="float">
            <text:p>-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721111590001</text:p>
          </table:table-cell>
          <table:table-cell office:value-type="string" calcext:value-type="string">
            <text:p>196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5176" calcext:value-type="float">
            <text:p>-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721111590001</text:p>
          </table:table-cell>
          <table:table-cell office:value-type="string" calcext:value-type="string">
            <text:p>196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2504" calcext:value-type="float">
            <text:p>-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721111590001</text:p>
          </table:table-cell>
          <table:table-cell office:value-type="string" calcext:value-type="string">
            <text:p>196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6032" calcext:value-type="float">
            <text:p>-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721111590001</text:p>
          </table:table-cell>
          <table:table-cell office:value-type="string" calcext:value-type="string">
            <text:p>196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9456" calcext:value-type="float">
            <text:p>-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721111590001</text:p>
          </table:table-cell>
          <table:table-cell office:value-type="string" calcext:value-type="string">
            <text:p>196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0312" calcext:value-type="float">
            <text:p>-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721111590001</text:p>
          </table:table-cell>
          <table:table-cell office:value-type="string" calcext:value-type="string">
            <text:p>196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9456" calcext:value-type="float">
            <text:p>-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721111590001</text:p>
          </table:table-cell>
          <table:table-cell office:value-type="string" calcext:value-type="string">
            <text:p>196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812" calcext:value-type="float">
            <text:p>-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721111590001</text:p>
          </table:table-cell>
          <table:table-cell office:value-type="string" calcext:value-type="string">
            <text:p>196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2608" calcext:value-type="float">
            <text:p>-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721111590001</text:p>
          </table:table-cell>
          <table:table-cell office:value-type="string" calcext:value-type="string">
            <text:p>196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7744" calcext:value-type="float">
            <text:p>-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721111590001</text:p>
          </table:table-cell>
          <table:table-cell office:value-type="string" calcext:value-type="string">
            <text:p>196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4696" calcext:value-type="float">
            <text:p>-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721111590001</text:p>
          </table:table-cell>
          <table:table-cell office:value-type="string" calcext:value-type="string">
            <text:p>196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86" calcext:value-type="float">
            <text:p>-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721111590001</text:p>
          </table:table-cell>
          <table:table-cell office:value-type="string" calcext:value-type="string">
            <text:p>196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86" calcext:value-type="float">
            <text:p>-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721111590001</text:p>
          </table:table-cell>
          <table:table-cell office:value-type="string" calcext:value-type="string">
            <text:p>196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4696" calcext:value-type="float">
            <text:p>-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721111590001</text:p>
          </table:table-cell>
          <table:table-cell office:value-type="string" calcext:value-type="string">
            <text:p>196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9456" calcext:value-type="float">
            <text:p>-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721111590001</text:p>
          </table:table-cell>
          <table:table-cell office:value-type="string" calcext:value-type="string">
            <text:p>196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6408" calcext:value-type="float">
            <text:p>-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721111590001</text:p>
          </table:table-cell>
          <table:table-cell office:value-type="string" calcext:value-type="string">
            <text:p>196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336" calcext:value-type="float">
            <text:p>-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721111590001</text:p>
          </table:table-cell>
          <table:table-cell office:value-type="string" calcext:value-type="string">
            <text:p>196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336" calcext:value-type="float">
            <text:p>-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721111590001</text:p>
          </table:table-cell>
          <table:table-cell office:value-type="string" calcext:value-type="string">
            <text:p>196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4216" calcext:value-type="float">
            <text:p>-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721111590001</text:p>
          </table:table-cell>
          <table:table-cell office:value-type="string" calcext:value-type="string">
            <text:p>196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4216" calcext:value-type="float">
            <text:p>-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721111590001</text:p>
          </table:table-cell>
          <table:table-cell office:value-type="string" calcext:value-type="string">
            <text:p>196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4216" calcext:value-type="float">
            <text:p>-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721111590001</text:p>
          </table:table-cell>
          <table:table-cell office:value-type="string" calcext:value-type="string">
            <text:p>196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7264" calcext:value-type="float">
            <text:p>-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721111590001</text:p>
          </table:table-cell>
          <table:table-cell office:value-type="string" calcext:value-type="string">
            <text:p>196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7264" calcext:value-type="float">
            <text:p>-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721111590001</text:p>
          </table:table-cell>
          <table:table-cell office:value-type="string" calcext:value-type="string">
            <text:p>196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0312" calcext:value-type="float">
            <text:p>-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721111590001</text:p>
          </table:table-cell>
          <table:table-cell office:value-type="string" calcext:value-type="string">
            <text:p>196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0312" calcext:value-type="float">
            <text:p>-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721111590001</text:p>
          </table:table-cell>
          <table:table-cell office:value-type="string" calcext:value-type="string">
            <text:p>196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1168" calcext:value-type="float">
            <text:p>-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721111590001</text:p>
          </table:table-cell>
          <table:table-cell office:value-type="string" calcext:value-type="string">
            <text:p>196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5072" calcext:value-type="float">
            <text:p>-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721111590001</text:p>
          </table:table-cell>
          <table:table-cell office:value-type="string" calcext:value-type="string">
            <text:p>196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9832" calcext:value-type="float">
            <text:p>-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721111590001</text:p>
          </table:table-cell>
          <table:table-cell office:value-type="string" calcext:value-type="string">
            <text:p>196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4592" calcext:value-type="float">
            <text:p>-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721111590001</text:p>
          </table:table-cell>
          <table:table-cell office:value-type="string" calcext:value-type="string">
            <text:p>196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764" calcext:value-type="float">
            <text:p>-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721111590001</text:p>
          </table:table-cell>
          <table:table-cell office:value-type="string" calcext:value-type="string">
            <text:p>196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764" calcext:value-type="float">
            <text:p>-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721111590001</text:p>
          </table:table-cell>
          <table:table-cell office:value-type="string" calcext:value-type="string">
            <text:p>196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5448" calcext:value-type="float">
            <text:p>-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721111590001</text:p>
          </table:table-cell>
          <table:table-cell office:value-type="string" calcext:value-type="string">
            <text:p>196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0312" calcext:value-type="float">
            <text:p>-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721111590001</text:p>
          </table:table-cell>
          <table:table-cell office:value-type="string" calcext:value-type="string">
            <text:p>196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0312" calcext:value-type="float">
            <text:p>-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721111590001</text:p>
          </table:table-cell>
          <table:table-cell office:value-type="string" calcext:value-type="string">
            <text:p>195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8976" calcext:value-type="float">
            <text:p>-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721111590001</text:p>
          </table:table-cell>
          <table:table-cell office:value-type="string" calcext:value-type="string">
            <text:p>195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4696" calcext:value-type="float">
            <text:p>-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721111590001</text:p>
          </table:table-cell>
          <table:table-cell office:value-type="string" calcext:value-type="string">
            <text:p>195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0312" calcext:value-type="float">
            <text:p>-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721111590001</text:p>
          </table:table-cell>
          <table:table-cell office:value-type="string" calcext:value-type="string">
            <text:p>195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336" calcext:value-type="float">
            <text:p>-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721111590001</text:p>
          </table:table-cell>
          <table:table-cell office:value-type="string" calcext:value-type="string">
            <text:p>195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0792" calcext:value-type="float">
            <text:p>-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721111590001</text:p>
          </table:table-cell>
          <table:table-cell office:value-type="string" calcext:value-type="string">
            <text:p>195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2504" calcext:value-type="float">
            <text:p>-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721111590001</text:p>
          </table:table-cell>
          <table:table-cell office:value-type="string" calcext:value-type="string">
            <text:p>195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86" calcext:value-type="float">
            <text:p>-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721111590001</text:p>
          </table:table-cell>
          <table:table-cell office:value-type="string" calcext:value-type="string">
            <text:p>195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5176" calcext:value-type="float">
            <text:p>-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721111590001</text:p>
          </table:table-cell>
          <table:table-cell office:value-type="string" calcext:value-type="string">
            <text:p>195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6032" calcext:value-type="float">
            <text:p>-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721111590001</text:p>
          </table:table-cell>
          <table:table-cell office:value-type="string" calcext:value-type="string">
            <text:p>195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2984" calcext:value-type="float">
            <text:p>-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721111590001</text:p>
          </table:table-cell>
          <table:table-cell office:value-type="string" calcext:value-type="string">
            <text:p>195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5176" calcext:value-type="float">
            <text:p>-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721111590001</text:p>
          </table:table-cell>
          <table:table-cell office:value-type="string" calcext:value-type="string">
            <text:p>195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956" calcext:value-type="float">
            <text:p>-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721111590001</text:p>
          </table:table-cell>
          <table:table-cell office:value-type="string" calcext:value-type="string">
            <text:p>195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9184" calcext:value-type="float">
            <text:p>-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721111590001</text:p>
          </table:table-cell>
          <table:table-cell office:value-type="string" calcext:value-type="string">
            <text:p>195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3944" calcext:value-type="float">
            <text:p>-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721111590001</text:p>
          </table:table-cell>
          <table:table-cell office:value-type="string" calcext:value-type="string">
            <text:p>195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1752" calcext:value-type="float">
            <text:p>-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721111590001</text:p>
          </table:table-cell>
          <table:table-cell office:value-type="string" calcext:value-type="string">
            <text:p>195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3088" calcext:value-type="float">
            <text:p>-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721111590001</text:p>
          </table:table-cell>
          <table:table-cell office:value-type="string" calcext:value-type="string">
            <text:p>195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7848" calcext:value-type="float">
            <text:p>-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721111590001</text:p>
          </table:table-cell>
          <table:table-cell office:value-type="string" calcext:value-type="string">
            <text:p>194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6512" calcext:value-type="float">
            <text:p>-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721111590001</text:p>
          </table:table-cell>
          <table:table-cell office:value-type="string" calcext:value-type="string">
            <text:p>194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7848" calcext:value-type="float">
            <text:p>-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721111590001</text:p>
          </table:table-cell>
          <table:table-cell office:value-type="string" calcext:value-type="string">
            <text:p>194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3464" calcext:value-type="float">
            <text:p>-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721111590001</text:p>
          </table:table-cell>
          <table:table-cell office:value-type="string" calcext:value-type="string">
            <text:p>194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0416" calcext:value-type="float">
            <text:p>-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721111590001</text:p>
          </table:table-cell>
          <table:table-cell office:value-type="string" calcext:value-type="string">
            <text:p>194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3944" calcext:value-type="float">
            <text:p>-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721111590001</text:p>
          </table:table-cell>
          <table:table-cell office:value-type="string" calcext:value-type="string">
            <text:p>194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6992" calcext:value-type="float">
            <text:p>-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721111590001</text:p>
          </table:table-cell>
          <table:table-cell office:value-type="string" calcext:value-type="string">
            <text:p>194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48" calcext:value-type="float">
            <text:p>-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721111590001</text:p>
          </table:table-cell>
          <table:table-cell office:value-type="string" calcext:value-type="string">
            <text:p>194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2128" calcext:value-type="float">
            <text:p>-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721111590001</text:p>
          </table:table-cell>
          <table:table-cell office:value-type="string" calcext:value-type="string">
            <text:p>194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6888" calcext:value-type="float">
            <text:p>-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721111590001</text:p>
          </table:table-cell>
          <table:table-cell office:value-type="string" calcext:value-type="string">
            <text:p>194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6888" calcext:value-type="float">
            <text:p>-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721111590001</text:p>
          </table:table-cell>
          <table:table-cell office:value-type="string" calcext:value-type="string">
            <text:p>194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908" calcext:value-type="float">
            <text:p>-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721111590001</text:p>
          </table:table-cell>
          <table:table-cell office:value-type="string" calcext:value-type="string">
            <text:p>194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2128" calcext:value-type="float">
            <text:p>-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721111590001</text:p>
          </table:table-cell>
          <table:table-cell office:value-type="string" calcext:value-type="string">
            <text:p>194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0124" calcext:value-type="float">
            <text:p>-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721111590001</text:p>
          </table:table-cell>
          <table:table-cell office:value-type="string" calcext:value-type="string">
            <text:p>194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2504" calcext:value-type="float">
            <text:p>-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721111590001</text:p>
          </table:table-cell>
          <table:table-cell office:value-type="string" calcext:value-type="string">
            <text:p>194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6888" calcext:value-type="float">
            <text:p>-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721111590001</text:p>
          </table:table-cell>
          <table:table-cell office:value-type="string" calcext:value-type="string">
            <text:p>194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956" calcext:value-type="float">
            <text:p>-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721111590001</text:p>
          </table:table-cell>
          <table:table-cell office:value-type="string" calcext:value-type="string">
            <text:p>194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4696" calcext:value-type="float">
            <text:p>-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721111590001</text:p>
          </table:table-cell>
          <table:table-cell office:value-type="string" calcext:value-type="string">
            <text:p>194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9936" calcext:value-type="float">
            <text:p>-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721111590001</text:p>
          </table:table-cell>
          <table:table-cell office:value-type="string" calcext:value-type="string">
            <text:p>194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9936" calcext:value-type="float">
            <text:p>-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721111590001</text:p>
          </table:table-cell>
          <table:table-cell office:value-type="string" calcext:value-type="string">
            <text:p>194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0792" calcext:value-type="float">
            <text:p>-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721111590001</text:p>
          </table:table-cell>
          <table:table-cell office:value-type="string" calcext:value-type="string">
            <text:p>194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7744" calcext:value-type="float">
            <text:p>-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721111590001</text:p>
          </table:table-cell>
          <table:table-cell office:value-type="string" calcext:value-type="string">
            <text:p>194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0792" calcext:value-type="float">
            <text:p>-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721111590001</text:p>
          </table:table-cell>
          <table:table-cell office:value-type="string" calcext:value-type="string">
            <text:p>194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7744" calcext:value-type="float">
            <text:p>-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721111590001</text:p>
          </table:table-cell>
          <table:table-cell office:value-type="string" calcext:value-type="string">
            <text:p>194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0792" calcext:value-type="float">
            <text:p>-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721111590001</text:p>
          </table:table-cell>
          <table:table-cell office:value-type="string" calcext:value-type="string">
            <text:p>194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6888" calcext:value-type="float">
            <text:p>-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721111590001</text:p>
          </table:table-cell>
          <table:table-cell office:value-type="string" calcext:value-type="string">
            <text:p>194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2128" calcext:value-type="float">
            <text:p>-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721111590001</text:p>
          </table:table-cell>
          <table:table-cell office:value-type="string" calcext:value-type="string">
            <text:p>194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1272" calcext:value-type="float">
            <text:p>-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721111590001</text:p>
          </table:table-cell>
          <table:table-cell office:value-type="string" calcext:value-type="string">
            <text:p>194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432" calcext:value-type="float">
            <text:p>-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721111590001</text:p>
          </table:table-cell>
          <table:table-cell office:value-type="string" calcext:value-type="string">
            <text:p>194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1272" calcext:value-type="float">
            <text:p>-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721111590001</text:p>
          </table:table-cell>
          <table:table-cell office:value-type="string" calcext:value-type="string">
            <text:p>194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1272" calcext:value-type="float">
            <text:p>-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721111590001</text:p>
          </table:table-cell>
          <table:table-cell office:value-type="string" calcext:value-type="string">
            <text:p>193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1272" calcext:value-type="float">
            <text:p>-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721111590001</text:p>
          </table:table-cell>
          <table:table-cell office:value-type="string" calcext:value-type="string">
            <text:p>193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0416" calcext:value-type="float">
            <text:p>-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721111590001</text:p>
          </table:table-cell>
          <table:table-cell office:value-type="string" calcext:value-type="string">
            <text:p>193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5176" calcext:value-type="float">
            <text:p>-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721111590001</text:p>
          </table:table-cell>
          <table:table-cell office:value-type="string" calcext:value-type="string">
            <text:p>193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0416" calcext:value-type="float">
            <text:p>-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721111590001</text:p>
          </table:table-cell>
          <table:table-cell office:value-type="string" calcext:value-type="string">
            <text:p>193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432" calcext:value-type="float">
            <text:p>-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721111590001</text:p>
          </table:table-cell>
          <table:table-cell office:value-type="string" calcext:value-type="string">
            <text:p>193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432" calcext:value-type="float">
            <text:p>-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721111590001</text:p>
          </table:table-cell>
          <table:table-cell office:value-type="string" calcext:value-type="string">
            <text:p>193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6512" calcext:value-type="float">
            <text:p>-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721111590001</text:p>
          </table:table-cell>
          <table:table-cell office:value-type="string" calcext:value-type="string">
            <text:p>193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3464" calcext:value-type="float">
            <text:p>-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721111590001</text:p>
          </table:table-cell>
          <table:table-cell office:value-type="string" calcext:value-type="string">
            <text:p>193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6032" calcext:value-type="float">
            <text:p>-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721111590001</text:p>
          </table:table-cell>
          <table:table-cell office:value-type="string" calcext:value-type="string">
            <text:p>193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8224" calcext:value-type="float">
            <text:p>-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721111590001</text:p>
          </table:table-cell>
          <table:table-cell office:value-type="string" calcext:value-type="string">
            <text:p>193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9936" calcext:value-type="float">
            <text:p>-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721111590001</text:p>
          </table:table-cell>
          <table:table-cell office:value-type="string" calcext:value-type="string">
            <text:p>193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4696" calcext:value-type="float">
            <text:p>-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721111590001</text:p>
          </table:table-cell>
          <table:table-cell office:value-type="string" calcext:value-type="string">
            <text:p>193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7744" calcext:value-type="float">
            <text:p>-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721111590001</text:p>
          </table:table-cell>
          <table:table-cell office:value-type="string" calcext:value-type="string">
            <text:p>193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1648" calcext:value-type="float">
            <text:p>-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721111590001</text:p>
          </table:table-cell>
          <table:table-cell office:value-type="string" calcext:value-type="string">
            <text:p>193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1168" calcext:value-type="float">
            <text:p>-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721111590001</text:p>
          </table:table-cell>
          <table:table-cell office:value-type="string" calcext:value-type="string">
            <text:p>193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288" calcext:value-type="float">
            <text:p>-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721111590001</text:p>
          </table:table-cell>
          <table:table-cell office:value-type="string" calcext:value-type="string">
            <text:p>193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1168" calcext:value-type="float">
            <text:p>-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721111590001</text:p>
          </table:table-cell>
          <table:table-cell office:value-type="string" calcext:value-type="string">
            <text:p>193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812" calcext:value-type="float">
            <text:p>-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721111590001</text:p>
          </table:table-cell>
          <table:table-cell office:value-type="string" calcext:value-type="string">
            <text:p>193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9832" calcext:value-type="float">
            <text:p>-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721111590001</text:p>
          </table:table-cell>
          <table:table-cell office:value-type="string" calcext:value-type="string">
            <text:p>193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6784" calcext:value-type="float">
            <text:p>-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721111590001</text:p>
          </table:table-cell>
          <table:table-cell office:value-type="string" calcext:value-type="string">
            <text:p>193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0688" calcext:value-type="float">
            <text:p>-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29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686" meta:object-count="0"/>
    <meta:user-defined meta:name="AppVersion">3.0</meta:user-defined>
  </office:meta>
</office:document-meta>
</file>